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f3c72"/>
    </style:style>
    <style:style style:name="P2" style:family="paragraph" style:parent-style-name="Standard">
      <style:text-properties officeooo:paragraph-rsid="002008d4"/>
    </style:style>
    <style:style style:name="T1" style:family="text">
      <style:text-properties officeooo:rsid="001f3c72"/>
    </style:style>
    <style:style style:name="T2" style:family="text">
      <style:text-properties officeooo:rsid="002008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Вар 2б</text:span></text:p>
      <text:p text:style-name="P2">for (i=0; i&lt;ISIZE-3; i++)</text:p>
      <text:p text:style-name="P1"><text:tab/>for (j = 2; j &lt; JSIZE; j++)</text:p>
      <text:p text:style-name="P1"><text:tab/><text:tab/>a[i][j] = sin(0.00001*a[i+3][j-2]);<text:line-break/><text:span text:style-name="T2">Вектор направдений: D = {“&lt;” -3, “&gt;” 2}.</text:span></text:p>
      <text:p text:style-name="P1"/>
      <text:p text:style-name="P1"><text:span text:style-name="T1">Существует антизависимость по данным по индексу i, поэтому мы копируем часть зависимой информации.<text:line-break/>Так же существует потокавая зависимость по индексу j, распараллеливание по j невозможно более чем на 2, к тому же кэш локальность будет сильно нарушаться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1:11:28.379379621</meta:creation-date>
    <dc:date>2021-12-02T11:28:52.793118672</dc:date>
    <meta:editing-duration>PT7M14S</meta:editing-duration>
    <meta:editing-cycles>1</meta:editing-cycles>
    <meta:document-statistic meta:table-count="0" meta:image-count="0" meta:object-count="0" meta:page-count="1" meta:paragraph-count="5" meta:word-count="62" meta:character-count="391" meta:non-whitespace-character-count="330"/>
    <meta:generator>LibreOffice/7.1.5.2$Linux_X86_64 LibreOffice_project/10$Build-2</meta:generator>
  </office:meta>
</office:document-meta>
</file>